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48D8152D.png" manifest:media-type="image/png"/>
  <manifest:file-entry manifest:full-path="Pictures/1000412C00006E5A00002C351940D6EA.svg" manifest:media-type="image/svg+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4"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96" style:family="graphic" style:parent-style-name="standard">
      <style:graphic-properties draw:stroke="none" draw:fill="solid" draw:fill-color="#ffffff" draw:textarea-horizontal-align="justify" draw:textarea-vertical-align="middle" draw:auto-grow-height="false"/>
    </style:style>
    <style:style style:name="gr97"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parent-style-name="standard">
      <style:graphic-properties draw:stroke="none" draw:opacity="50%" draw:textarea-horizontal-align="justify" draw:textarea-vertical-align="middle" draw:auto-grow-height="false" draw:shadow-opacity="50%"/>
    </style:style>
    <style:style style:name="gr120"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274cm"/>
    </style:style>
    <style:style style:name="gr126"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7" style:family="graphic" style:parent-style-name="standard">
      <style:graphic-properties draw:stroke="none" svg:stroke-color="#000000" draw:fill="none" draw:fill-color="#ffffff" draw:auto-grow-height="true" draw:auto-grow-width="false" fo:max-height="0cm" fo:min-height="0.597cm"/>
    </style:style>
    <style:style style:name="gr128" style:family="graphic" style:parent-style-name="standard">
      <style:graphic-properties draw:stroke="none" svg:stroke-color="#000000" draw:fill="none" draw:fill-color="#ffffff" draw:auto-grow-height="true" draw:auto-grow-width="false" fo:max-height="0cm" fo:min-height="0.541cm"/>
    </style:style>
    <style:style style:name="gr129"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5cm" svg:x="2.1cm" svg:y="14.107cm" presentation:class="notes">
            <draw:text-box>
              <text:p>Good morning everybody</text:p>
              <text:p/>
              <text:p>So this is going to be a talk about running Spark on a high-performance cluster with fast networking and storage hardware.</text:p>
              <text:p/>
              <text:p/>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layer="layout" svg:width="16.799cm" svg:height="14.329cm" svg:x="2.1cm" svg:y="14.107cm" presentation:class="notes" presentation:user-transformed="true">
            <draw:text-box>
              <text:p>Let me start with a brief look at some hardware performance trends that are motivating the work I'm presenting today. <text:s/></text:p>
              <text:p/>
              <text:p>If you have been attending Spark Summit East this February, then you may remember this table which I copied from the keynote. It shows that since 2010 when Spark was released, network and storage hardware have undergone a 10x or more improvement, both in terms of throughput and latency. In 2010, a typical Spark deployment would use hard disks for storage and a 1Gbps network fabric. Today, if you're running Spark you may have most of your short term storage on SSD and the network will probably a 10Gbps network or faster. That type of hardware is commonly available across the different cloud offerings and you could say it's the community's target hardware.</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layer="layout" svg:width="16.799cm" svg:height="13.365cm" svg:x="2.1cm" svg:y="14.107cm" presentation:class="notes">
            <draw:text-box>
              <text:p>Now, if we look at the high-end segment of network and storage hardware, we have for instance NVMe flash, 3D Xpoint and 100GbE. These technologies offer another 10x improvement over today's community hardware. In today's talk I will show how to run Spark on such hardware, particularly focusing on 100 Gbit Ethernet and NVMe flash.</text:p>
              <text:p/>
              <text:p>I'm not going to provide an in-depth background over NVMe flash or 100GbE, there is just no time for that, but rather I'm going to show how can best engage that type hardware in Spark and what the challenges are in doing so. </text:p>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layer="layout" svg:width="16.799cm" svg:height="17.513cm" svg:x="2.1cm" svg:y="14.107cm" presentation:class="notes" presentation:user-transformed="true">
            <draw:text-box>
              <text:p>When talking about hardware performance, it's important to also talk about software APIs that are used to access the hardware. It's one thing to have powerful hardware, but another to make the hardware performance available to applications. </text:p>
              <text:p/>
              <text:p>In order to fully leverage fast networks and low latency flash storage, user-level software APIs where introduced. For instance, NVMe flash can be accessed directly from userspace using the open source Storage Performance Developer Kit, or short SPDK. Similarly for networking there is RDMA or DPDK, both are ways to access networking hardware directly from user-space almost without kernel involvement. </text:p>
              <text:p/>
              <text:p>Bypassing the kernel during I/O operations is necessary if you consider for instance that the raw hardware roundtrip latency on high-performance network can be as low as 1-2 microseconds. That time could be easily overshadowed by kernel level TCP/IP processing, context switches, etc.</text:p>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layer="layout" svg:width="16.799cm" svg:height="30.249cm" svg:x="2.1cm" svg:y="14.107cm" presentation:class="notes" presentation:user-transformed="true">
            <draw:text-box>
              <text:p>To give you an idea about the performance of the different methods </text:p>
              <text:p/>
              <text:p>And using those APIs typically pays off performance wise, which is illustrated by these two figures, on the left side for networking and on the right for storage. Let me briefly explain those data points. <text:s/></text:p>
              <text:p/>
              <text:p>For network we show the time it takes to fetch a certain amount of data from a remote server, first using traditional kernel sockets, then using RDMA. Keep in mind that RDMA not only provides user-level hardware access, it also offers explicit methods to access remote memory referred to as one-sided operations. Using those methods, fetching a 1MB block over a 100Gbps network takes less than 100us, while doing the same over kernel sockets takes almost 250. The performance differences between the two access methods gets bigger as the I/O size gets smaller an more latency sensitive. </text:p>
              <text:p/>
              <text:p>On the right hand side we run a smilar experiment for this time including NVMe flash. Again, we measure the time it takes to access some amount of data from a remote server, initially using the iSCSI protocol and then using NVMe of fabrics. NVMe over fabrics is a new standard that allows access to remote flash directly from user-space. As can be seen using NVMe over fabrics the access latency can be reduced by almost a factor of 2 compared to iSCSI. </text:p>
              <text:p/>
              <text:p>Generally the message here if we want the best performance out of new fast networking and storage hardware, we should make sure software is accessing the hardware directly from userpace if possible. <text:s/></text:p>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3">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59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4">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4">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4">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4">
              <text:list-item>
                <text:p>Experiments</text:p>
                <text:list>
                  <text:list-item>
                    <text:p>Memory-only: Broadcast, GroupBy, Sorting, SQL</text:p>
                  </text:list-item>
                  <text:list-item>
                    <text:p>Memory/Flash: disaggregation, tiering</text:p>
                  </text:list-item>
                </text:list>
              </text:list-item>
              <text:list-item>
                <text:p>Cluster size: 8 nodes, except Sorting: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park 2.1.0, Alluxio 1.4, Crail 1.0</text:p>
              </text:list-item>
              <text:list-item>
                <text:p>Hadoop.tmp.dir: RamFS for microbenchmarks, flash SSD for workloads</text:p>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8)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7)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line draw:style-name="gr93" draw:text-style-name="P5" draw:layer="layout" svg:x1="15.748cm" svg:y1="9.444cm" svg:x2="20.247cm" svg:y2="9.444cm">
          <text:p/>
        </draw:line>
        <draw:line draw:style-name="gr94" draw:text-style-name="P5" draw:layer="layout" svg:x1="15.363cm" svg:y1="9.163cm" svg:x2="16.577cm" svg:y2="9.163cm">
          <text:p/>
        </draw:line>
        <draw:frame draw:style-name="gr4" draw:text-style-name="P58" draw:layer="layout" svg:width="2.54cm" svg:height="1.361cm" svg:x="17.618cm" svg:y="3.607cm">
          <draw:text-box>
            <text:p><text:span text:style-name="T33">Spark/</text:span></text:p>
            <text:p><text:span text:style-name="T33">Vanilla</text:span></text:p>
          </draw:text-box>
        </draw:frame>
        <draw:frame draw:style-name="gr4" draw:text-style-name="P59" draw:layer="layout" svg:width="1.778cm" svg:height="0.806cm" svg:x="19.266cm" svg:y="8.686cm">
          <draw:text-box>
            <text:p><text:span text:style-name="T34">5x</text:span></text:p>
          </draw:text-box>
        </draw:frame>
        <draw:frame draw:style-name="gr4" draw:text-style-name="P60" draw:layer="layout" svg:width="1.703cm" svg:height="0.806cm" svg:x="16.331cm" svg:y="8.441cm">
          <draw:text-box>
            <text:p><text:span text:style-name="T35">2.5x</text:span></text:p>
          </draw:text-box>
        </draw:frame>
        <draw:frame draw:style-name="gr4" draw:text-style-name="P61" draw:layer="layout" svg:width="1.27cm" svg:height="0.806cm" svg:x="15.443cm" svg:y="8.128cm">
          <draw:text-box>
            <text:p><text:span text:style-name="T36">2x</text:span></text:p>
          </draw:text-box>
        </draw:frame>
        <draw:line draw:style-name="gr95" draw:text-style-name="P5" draw:layer="layout" svg:x1="15.357cm" svg:y1="8.89cm" svg:x2="16.305cm" svg:y2="8.89cm">
          <text:p/>
        </draw:line>
        <draw:frame draw:name="net.svg" draw:style-name="gr3" draw:text-style-name="P5" draw:layer="layout" svg:width="10.676cm" svg:height="4.277cm" svg:x="13.226cm" svg:y="3.248cm">
          <draw:image xlink:href="Pictures/1000412C00006E5A00002C351940D6EA.svg" xlink:type="simple" xlink:show="embed" xlink:actuate="onLoad">
            <text:p/>
          </draw:image>
          <draw:image xlink:href="Pictures/100002010000042C000001AC48D8152D.png" xlink:type="simple" xlink:show="embed" xlink:actuate="onLoad"/>
        </draw:frame>
        <draw:custom-shape draw:style-name="gr96"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7" draw:text-style-name="P5" draw:layer="layout" svg:x1="20.235cm" svg:y1="6.35cm" svg:x2="20.247cm" svg:y2="9.792cm">
          <text:p/>
        </draw:line>
        <draw:frame draw:style-name="gr4" draw:text-style-name="P58" draw:layer="layout" svg:width="2.54cm" svg:height="1.361cm" svg:x="17.618cm" svg:y="6.958cm">
          <draw:text-box>
            <text:p><text:span text:style-name="T33">Spark/</text:span></text:p>
            <text:p><text:span text:style-name="T33">Crail</text:span></text:p>
          </draw:text-box>
        </draw:frame>
        <draw:line draw:style-name="gr98" draw:text-style-name="P5" draw:layer="layout" svg:x1="16.565cm" svg:y1="6.35cm" svg:x2="16.577cm" svg:y2="9.792cm">
          <text:p/>
        </draw:line>
        <draw:line draw:style-name="gr99" draw:text-style-name="P5" draw:layer="layout" svg:x1="16.314cm" svg:y1="6.35cm" svg:x2="16.326cm" svg:y2="9.792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2.285cm" svg:height="3.377cm" svg:x="6.096cm" svg:y="6.528cm" svg:viewBox="0 0 2286 3378" draw:points="0,0 2286,0 2286,3378">
          <text:p/>
        </draw:polyline>
        <draw:frame draw:style-name="gr4"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494cm" svg:height="0.763cm" svg:x="4.593cm" svg:y="7.538cm">
          <draw:text-box>
            <text:p text:style-name="P5"><text:span text:style-name="T32">deser</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69" draw:layer="layout" svg:width="2.494cm" svg:height="0.763cm" svg:x="6.968cm" svg:y="7.514cm">
          <draw:text-box>
            <text:p text:style-name="P5"><text:span text:style-name="T32">deser</text:span></text:p>
          </draw:text-box>
        </draw:frame>
        <draw:frame draw:style-name="gr4"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2.446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draw:frame draw:style-name="gr92" draw:text-style-name="P57" draw:layer="layout" svg:width="4.572cm" svg:height="1.016cm" draw:transform="rotate (1.5707963267949) translate (13.462cm 8.89cm)">
          <draw:text-box>
            <text:p text:style-name="P5"><text:span text:style-name="T33">Time (sec)</text:span></text:p>
          </draw:text-box>
        </draw:frame>
        <draw:frame draw:style-name="gr4"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1"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1"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1"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1"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2"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3"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3" draw:text-style-name="P5" draw:layer="layout" svg:x1="9.918cm" svg:y1="5.226cm" svg:x2="11.022cm" svg:y2="5.226cm">
          <text:p/>
        </draw:line>
        <draw:line draw:style-name="gr124" draw:text-style-name="P5" draw:layer="layout" svg:x1="1.27cm" svg:y1="9.398cm" svg:x2="5.588cm" svg:y2="9.398cm">
          <text:p/>
        </draw:line>
        <draw:line draw:style-name="gr124" draw:text-style-name="P5" draw:layer="layout" svg:x1="6.042cm" svg:y1="9.398cm" svg:x2="12.9cm" svg:y2="9.398cm">
          <text:p/>
        </draw:line>
        <draw:frame draw:style-name="gr125"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5"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26"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22.169cm 5.3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7" draw:text-style-name="P58" draw:layer="layout" svg:width="2.032cm" svg:height="1.361cm" svg:x="16.14cm" svg:y="6.713cm">
          <draw:text-box>
            <text:p><text:span text:style-name="T33">Crail/</text:span></text:p>
            <text:p><text:span text:style-name="T33">DRAM</text:span></text:p>
          </draw:text-box>
        </draw:frame>
        <draw:frame draw:style-name="gr127" draw:text-style-name="P58" draw:layer="layout" svg:width="2.032cm" svg:height="1.361cm" svg:x="19.067cm" svg:y="6.43cm">
          <draw:text-box>
            <text:p><text:span text:style-name="T33">Crail/</text:span></text:p>
            <text:p><text:span text:style-name="T33">NVMe</text:span></text:p>
          </draw:text-box>
        </draw:frame>
        <draw:frame draw:style-name="gr127" draw:text-style-name="P58" draw:layer="layout" svg:width="2.286cm" svg:height="1.361cm" svg:x="21.944cm" svg:y="3.333cm">
          <draw:text-box>
            <text:p><text:span text:style-name="T33">Vanilla/Alluxio</text:span></text:p>
          </draw:text-box>
        </draw:frame>
        <draw:frame draw:style-name="gr128"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29" draw:text-style-name="P5" draw:layer="layout" svg:width="1.018cm" svg:height="1.397cm" draw:transform="rotate (1.5707963267949) translate (3.892cm 5.746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192cm 5.745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492cm 5.744cm)">
          <text:p/>
          <draw:enhanced-geometry svg:viewBox="0 0 841 854" draw:mirror-horizontal="true" draw:mirror-vertical="true" draw:type="non-primitive" draw:enhanced-path="M 517 247 L 517 415 264 415 264 0 0 0 0 680 517 680 517 854 841 547 517 247 Z N"/>
        </draw:custom-shape>
        <draw:frame draw:style-name="gr92" draw:text-style-name="P57" draw:layer="layout" svg:width="5.08cm" svg:height="1.016cm" draw:transform="rotate (1.5707963267949) translate (14.224cm 9.398cm)">
          <draw:text-box>
            <text:p text:style-name="P5"><text:span text:style-name="T33">Time (sec)</text:span></text:p>
          </draw:text-box>
        </draw:frame>
        <draw:frame draw:style-name="gr4"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4">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4">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6"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86</meta:editing-cycles>
    <meta:creation-date>2017-05-21T20:18:07.506990499</meta:creation-date>
    <dc:date>2017-06-02T15:59:15.120058316</dc:date>
    <meta:editing-duration>P1DT13H47M30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16.13">
                <text:p>11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